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a</text:p>
      <text:p text:style-name="Standard"/>
      <text:p text:style-name="Standard">In War Torn Lands reist der Spieler zwischen zwei Parallelwelten die sich darin unterscheiden, dass je eine der Spielinternen Fraktionen als Sieger aus einem vor dem Spiel liegenden Konflikt hervorgegangen ist. Die jeweils andere Fraktion ist weitgehend ausgelöscht. Aufgabe des Spielers ist es, diese Parallelwelten zusammenzuführen und so eine heile Welt herzustellen. Erreicht wird dies, indem der Spieler diverse Aufgaben erfüllt und Dungeons bewältigt. In den Dungeons sind Rätsel zu Lösen und Gegner zu Bekämpfen. Weiterhin kommt der Spieler in den Besitz bestimmter Gegenstände, die ihm neue bereiche des Dungeons und der Welt eröffnen. Dem Spieler wird so nicht nur der weg durch den aktuellen Dungeon geebnet, er wird auch motiviert mit seinen neuen Items in bereits erkundete Teile der Welt zurückzukehren. </text:p>
      <text:p text:style-name="Standard">In der Welt selber wird dem Spieler an neuralgischen Punkten der Welt und der Story eine Orientierungshilfe in form des Platzierens von Wegen und Barrieren eine Richtung angezeigt. Dennoch ist es jederzeit möglich von diesem Weg abzuweichen und jene Berreiche der Welt zu erkunden, die einem bereits Offenstehen.</text:p>
      <text:p text:style-name="Standard">Die Reise zwischen den zwei Welten findet nur an dafür vorgesehenen Punkten statt, die dem Spieler durch wiederkehrende Signale angezeigt werden. In den beiden Welten sind verschiedene Städte, sowie feste und dynamische Barrieren. Die Städte fungieren dabei in erster Linie als Story-hubs. Feste Barrieren sind das ganze Spiel über nicht zu umgehen und schließen somit ganze Teile der Welt ab. Dynamische Barrieren können mit dem entsprechenden Item entfernt werden und eröffnen so neue Berreiche. Die dynamischen Barrieren sind dabei auf bestimmte Art und Weise gekennzeichnet, die sich jedoch erst erschließen, wenn man in den Besitz des entsprechenden Schlüsselitems gelangt. Der Spieler wird so angehalten die Welt aufmerksam zu beobachten. Zusätzlich sind die Dungeons und Städte so angeordnet, dass zentrale Gebiete mehrfach durchquert werden müssen. So kann man in einer vergleichsweise kleinen Welt ein Gefühl von Größe erzeugen und dem Spieler mehrere Gelegenheiten geben die Inhalte, die über die Hauptstory hinausgehen zu erkund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1S</meta:editing-duration>
    <meta:editing-cycles>3</meta:editing-cycles>
    <meta:generator>OpenOffice.org/3.4.1$Win32 OpenOffice.org_project/341m1$Build-9593</meta:generator>
    <dc:date>2012-10-30T18:14:49.45</dc:date>
    <meta:document-statistic meta:table-count="0" meta:image-count="0" meta:object-count="0" meta:page-count="1" meta:paragraph-count="4" meta:word-count="323" meta:character-count="2175"/>
    <meta:user-defined meta:name="Info 1"/>
    <meta:user-defined meta:name="Info 2"/>
    <meta:user-defined meta:name="Info 3"/>
    <meta:user-defined meta:name="Info 4"/>
  </office:meta>
</office:document-meta>
</file>